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-500" calcext:value-type="float">
            <text:p>-5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149500" calcext:value-type="float">
            <text:p>149500</text:p>
          </table:table-cell>
          <table:table-cell table:style-name="ce15" table:formula="of:=SUM([.K24:.K28])" office:value-type="float" office:value="150000" calcext:value-type="float">
            <text:p>150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table:number-columns-repeated="2"/>
          <table:table-cell table:style-name="ce15" table:formula="of:=SUM([.B32:.F32])" office:value-type="float" office:value="24400" calcext:value-type="float">
            <text:p>244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];[.C55];[.D55];[.F55])" office:value-type="float" office:value="1076.67984189723" calcext:value-type="float">
            <text:p>1076.6798418972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76.67984189723" calcext:value-type="float">
            <text:p>1076.6798418972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4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715.810276679842" calcext:value-type="float">
            <text:p>715.8102766798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];[.C55];[.F55])" office:value-type="float" office:value="724.505928853755" calcext:value-type="float">
            <text:p>724.5059288538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5:.F55])" office:value-type="float" office:value="1076.67984189723" calcext:value-type="float">
            <text:p>1076.6798418972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0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formula="of:=SUM([.C55:.D55])" office:value-type="float" office:value="715.810276679842" calcext:value-type="float">
            <text:p>715.8102766798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5];[.F55])" office:value-type="float" office:value="363.636363636364" calcext:value-type="float">
            <text:p>363.6363636364</text:p>
          </table:table-cell>
          <table:table-cell table:style-name="ce25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33:.H57])" office:value-type="float" office:value="25130.0395256917" calcext:value-type="float">
            <text:p>25130.0395256917</text:p>
          </table:table-cell>
          <table:table-cell table:style-name="ce29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table:number-columns-repeated="4"/>
          <table:table-cell table:style-name="ce15" table:formula="of:=SUM([.B61:.F61])" office:value-type="float" office:value="8300" calcext:value-type="float">
            <text:p>8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];[.C84];[.D84];[.F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84:.D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4: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];[.C84];[.F84])" office:value-type="float" office:value="360.869565217391" calcext:value-type="float">
            <text:p>360.8695652174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1]/23" office:value-type="float" office:value="360.869565217391" calcext:value-type="float">
            <text:p>360.8695652174</text:p>
          </table:table-cell>
          <table:table-cell table:formula="of:=[.C61]/23" office:value-type="float" office:value="0" calcext:value-type="float">
            <text:p>0</text:p>
          </table:table-cell>
          <table:table-cell table:formula="of:=[.D61]/23" office:value-type="float" office:value="0" calcext:value-type="float">
            <text:p>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:.D8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62:.H86])" office:value-type="float" office:value="7939.13043478261" calcext:value-type="float">
            <text:p>7939.1304347826</text:p>
          </table:table-cell>
          <table:table-cell table:style-name="ce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0:19:28.664992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9T11:00:16.708413701</dc:date>
    <meta:editing-duration>P10DT21H58M36S</meta:editing-duration>
    <meta:editing-cycles>3336</meta:editing-cycles>
    <meta:generator>LibreOffice/4.2.8.2$Linux_X86_64 LibreOffice_project/420m0$Build-2</meta:generator>
    <meta:document-statistic meta:table-count="20" meta:cell-count="9266" meta:object-count="0"/>
  </office:meta>
</office:document-meta>
</file>